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D000000454CD3C1647C0F744C.png" manifest:media-type="image/png"/>
  <manifest:file-entry manifest:full-path="Pictures/10000201000001350000004EA6164A08FC5D9169.png" manifest:media-type="image/png"/>
  <manifest:file-entry manifest:full-path="Pictures/10000000000002BC00000320E8408CEDF3C8FCED.png" manifest:media-type="image/png"/>
  <manifest:file-entry manifest:full-path="Pictures/100002010000013500000190A681D661DB18B750.png" manifest:media-type="image/png"/>
  <manifest:file-entry manifest:full-path="Pictures/10000201000001350000004EA7F19EB3865EB243.png" manifest:media-type="image/png"/>
  <manifest:file-entry manifest:full-path="Pictures/100002010000027C00000074900543A3DCF12FB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_20_4" draw:opacity-name="Transparency_20_14" style:repeat="stretch" draw:textarea-vertical-align="middle"/>
    </style:style>
    <style:style style:name="gr2" style:family="graphic" style:parent-style-name="Object_20_with_20_no_20_fill_20_and_20_no_20_line">
      <style:graphic-properties draw:fill="bitmap" draw:fill-image-name="Bitmap_20_1" draw:opacity-name="Transparency_20_5" style:repeat="stretch" draw:textarea-vertical-align="middle"/>
    </style:style>
    <style:style style:name="gr3" style:family="graphic" style:parent-style-name="Object_20_with_20_no_20_fill_20_and_20_no_20_line">
      <style:graphic-properties draw:fill="bitmap" draw:fill-image-name="Bitmap_20_3" draw:opacity-name="Transparency_20_10" style:repeat="stretch" draw:textarea-vertical-align="middle"/>
    </style:style>
    <style:style style:name="gr4" style:family="graphic" style:parent-style-name="Object_20_with_20_no_20_fill_20_and_20_no_20_line">
      <style:graphic-properties draw:fill="bitmap" draw:fill-image-name="Bitmap_20_5" draw:opacity-name="Transparency_20_13" style:repeat="stretch" draw:textarea-vertical-align="middle"/>
    </style:style>
    <style:style style:name="gr5" style:family="graphic" style:parent-style-name="Object_20_with_20_no_20_fill_20_and_20_no_20_line">
      <style:graphic-properties draw:fill="bitmap" draw:fill-image-name="Bitmap_20_6" draw:opacity-name="Transparency_20_1" style:repeat="stretch" draw:textarea-vertical-align="middle"/>
    </style:style>
    <style:style style:name="P1" style:family="paragraph">
      <loext:graphic-properties draw:fill="bitmap" draw:fill-image-name="Bitmap_20_4" draw:opacity-name="Transparency_20_14" style:repeat="stretch"/>
      <style:paragraph-properties fo:text-align="center"/>
    </style:style>
    <style:style style:name="P2" style:family="paragraph">
      <loext:graphic-properties draw:fill="bitmap" draw:fill-image-name="Bitmap_20_1" draw:opacity-name="Transparency_20_5" style:repeat="stretch"/>
      <style:paragraph-properties fo:text-align="center"/>
    </style:style>
    <style:style style:name="P3" style:family="paragraph">
      <loext:graphic-properties draw:fill="bitmap" draw:fill-image-name="Bitmap_20_3" draw:opacity-name="Transparency_20_10" style:repeat="stretch"/>
      <style:paragraph-properties fo:text-align="center"/>
    </style:style>
    <style:style style:name="P4" style:family="paragraph">
      <loext:graphic-properties draw:fill="bitmap" draw:fill-image-name="Bitmap_20_5" draw:opacity-name="Transparency_20_13" style:repeat="stretch"/>
      <style:paragraph-properties fo:text-align="center"/>
    </style:style>
    <style:style style:name="P5" style:family="paragraph">
      <loext:graphic-properties draw:fill="bitmap" draw:fill-image-name="Bitmap_20_6" draw:opacity-name="Transparency_20_1" style:repeat="stretch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9.588cm" svg:height="22.386cm" svg:x="1.411cm" svg:y="2.9cm" svg:viewBox="0 0 19589 22387" svg:d="M0 22387c0-7462 0-14925 0-22387 6530 0 13059 0 19589 0 0 7462 0 14925 0 22387-6530 0-13059 0-19589 0z">
          <text:p/>
        </draw:path>
        <draw:path draw:style-name="gr2" draw:text-style-name="P2" draw:layer="layout" svg:width="18.566cm" svg:height="3.569cm" draw:transform="skewX (0.0179768912955416) rotate (0.0178023583703422) translate (2.027cm 20.3305000936329cm)" svg:viewBox="0 0 18567 3570" svg:d="M1 3570c-1-1190-1-2380-1-3570 6189 0 12377 0 18566 0 0 1190 0 2380 1 3570-6189 0-12378 0-18566 0z">
          <text:p/>
        </draw:path>
        <draw:path draw:style-name="gr3" draw:text-style-name="P3" draw:layer="layout" svg:width="9.195cm" svg:height="17.121cm" svg:x="7.2cm" svg:y="8.978cm" svg:viewBox="0 0 9196 17122" svg:d="M0 14108c0-4703 0-9405 0-14108 2681 3664 6524 3841 9196 1321 0 4703 0 9405 0 14108-2672 2520-6515 2343-9196-1321z">
          <text:p/>
        </draw:path>
        <draw:path draw:style-name="gr4" draw:text-style-name="P4" draw:layer="layout" svg:width="10.897cm" svg:height="2.749cm" svg:x="8.502cm" svg:y="9.05cm" svg:viewBox="0 0 10898 2750" svg:d="M0 2750c0-917 0-1833 0-2750 3633 0 7265 0 10898 0 0 917 0 1833 0 2750-3633 0-7265 0-10898 0z">
          <text:p/>
        </draw:path>
        <draw:path draw:style-name="gr5" draw:text-style-name="P5" draw:layer="layout" svg:width="4.999cm" svg:height="1.824cm" svg:x="2.2cm" svg:y="16.175cm" svg:viewBox="0 0 5000 1825" svg:d="M0 1825c0-608 0-1217 0-1825 1667 0 3333 0 5000 0 0 608 0 1217 0 1825-1667 0-3333 0-5000 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27C00000074900543A3DCF12FB0.png" xlink:type="simple" xlink:show="embed" xlink:actuate="onLoad"/>
    <draw:fill-image draw:name="Bitmap_20_2" draw:display-name="Bitmap 2" xlink:href="Pictures/10000201000001350000004EA7F19EB3865EB243.png" xlink:type="simple" xlink:show="embed" xlink:actuate="onLoad"/>
    <draw:fill-image draw:name="Bitmap_20_3" draw:display-name="Bitmap 3" xlink:href="Pictures/100002010000013500000190A681D661DB18B750.png" xlink:type="simple" xlink:show="embed" xlink:actuate="onLoad"/>
    <draw:fill-image draw:name="Bitmap_20_4" draw:display-name="Bitmap 4" xlink:href="Pictures/10000000000002BC00000320E8408CEDF3C8FCED.png" xlink:type="simple" xlink:show="embed" xlink:actuate="onLoad"/>
    <draw:fill-image draw:name="Bitmap_20_5" draw:display-name="Bitmap 5" xlink:href="Pictures/10000201000001350000004EA6164A08FC5D9169.png" xlink:type="simple" xlink:show="embed" xlink:actuate="onLoad"/>
    <draw:fill-image draw:name="Bitmap_20_6" draw:display-name="Bitmap 6" xlink:href="Pictures/10000000000000BD000000454CD3C1647C0F744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10" draw:display-name="Transparency 10" draw:style="linear" draw:start="100%" draw:end="0%" draw:angle="657" draw:border="0%"/>
    <draw:opacity draw:name="Transparency_20_11" draw:display-name="Transparency 11" draw:style="linear" draw:start="100%" draw:end="0%" draw:angle="102" draw:border="0%"/>
    <draw:opacity draw:name="Transparency_20_12" draw:display-name="Transparency 12" draw:style="linear" draw:start="100%" draw:end="0%" draw:angle="0" draw:border="4%"/>
    <draw:opacity draw:name="Transparency_20_13" draw:display-name="Transparency 13" draw:style="linear" draw:start="100%" draw:end="0%" draw:angle="2259" draw:border="4%"/>
    <draw:opacity draw:name="Transparency_20_14" draw:display-name="Transparency 14" draw:style="linear" draw:start="100%" draw:end="0%" draw:angle="162" draw:border="0%"/>
    <draw:opacity draw:name="Transparency_20_2" draw:display-name="Transparency 2" draw:style="linear" draw:start="100%" draw:end="0%" draw:angle="3010" draw:border="0%"/>
    <draw:opacity draw:name="Transparency_20_3" draw:display-name="Transparency 3" draw:style="linear" draw:start="100%" draw:end="0%" draw:angle="3338" draw:border="0%"/>
    <draw:opacity draw:name="Transparency_20_4" draw:display-name="Transparency 4" draw:style="linear" draw:start="100%" draw:end="0%" draw:angle="76" draw:border="0%"/>
    <draw:opacity draw:name="Transparency_20_5" draw:display-name="Transparency 5" draw:style="linear" draw:start="100%" draw:end="0%" draw:angle="35" draw:border="0%"/>
    <draw:opacity draw:name="Transparency_20_6" draw:display-name="Transparency 6" draw:style="linear" draw:start="100%" draw:end="0%" draw:angle="2817" draw:border="0%"/>
    <draw:opacity draw:name="Transparency_20_7" draw:display-name="Transparency 7" draw:style="linear" draw:start="100%" draw:end="0%" draw:angle="3560" draw:border="0%"/>
    <draw:opacity draw:name="Transparency_20_8" draw:display-name="Transparency 8" draw:style="linear" draw:start="100%" draw:end="0%" draw:angle="1929" draw:border="0%"/>
    <draw:opacity draw:name="Transparency_20_9" draw:display-name="Transparency 9" draw:style="linear" draw:start="100%" draw:end="0%" draw:angle="116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1T11:40:22.017934079</meta:creation-date>
    <dc:date>2018-08-11T12:05:55.647067875</dc:date>
    <meta:editing-duration>PT5M3S</meta:editing-duration>
    <meta:editing-cycles>1</meta:editing-cycles>
    <meta:document-statistic meta:object-count="5"/>
    <meta:generator>LibreOffice/6.0.2.1$Linux_X86_64 LibreOffice_project/00m0$Build-1</meta:generator>
  </office:meta>
</office:document-meta>
</file>